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dash" draw:stroke-dash="Fine_20_Dashed" draw:textarea-horizontal-align="justify" draw:textarea-vertical-align="middle" draw:auto-grow-height="false"/>
    </style:style>
    <style:style style:name="gr5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1pt" style:font-size-asian="11pt" style:font-size-complex="11pt"/>
    </style:style>
    <style:style style:name="P3" style:family="paragraph">
      <style:paragraph-properties fo:text-align="center"/>
      <style:text-properties fo:font-size="8pt" style:font-size-asian="8pt" style:font-size-complex="8pt"/>
    </style:style>
    <style:style style:name="P4" style:family="paragraph">
      <style:paragraph-properties fo:text-align="center"/>
      <style:text-properties fo:color="#008000" fo:font-size="9pt" style:font-size-asian="9pt" style:font-size-complex="9pt"/>
    </style:style>
    <style:style style:name="P5" style:family="paragraph">
      <style:paragraph-properties fo:text-align="center"/>
      <style:text-properties fo:font-size="10pt" style:font-size-asian="10pt" style:font-size-complex="10pt"/>
    </style:style>
    <style:style style:name="P6" style:family="paragraph">
      <style:paragraph-properties fo:text-align="center"/>
      <style:text-properties fo:font-size="12pt" style:font-size-asian="12pt" style:font-size-complex="12pt"/>
    </style:style>
    <style:style style:name="P7" style:family="paragraph">
      <style:paragraph-properties fo:text-align="center"/>
      <style:text-properties fo:color="#008000" fo:font-size="8pt" style:font-size-asian="8pt" style:font-size-complex="8pt"/>
    </style:style>
    <style:style style:name="P8" style:family="paragraph">
      <style:paragraph-properties fo:text-align="start"/>
    </style:style>
    <style:style style:name="P9" style:family="paragraph">
      <style:paragraph-properties fo:text-align="start"/>
      <style:text-properties fo:font-size="10pt" style:font-size-asian="10pt" style:font-size-complex="10pt"/>
    </style:style>
    <style:style style:name="P10" style:family="paragraph">
      <style:paragraph-properties fo:text-align="center"/>
      <style:text-properties fo:color="#008000" fo:font-size="10pt" style:font-size-asian="10pt" style:font-size-complex="10pt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color="#008000" fo:font-size="9pt" style:font-size-asian="9pt" style:font-size-complex="9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color="#008000" fo:font-size="8pt" style:font-size-asian="8pt" style:font-size-complex="8pt"/>
    </style:style>
    <style:style style:name="T8" style:family="text">
      <style:text-properties fo:color="#008000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6" draw:id="id6" draw:layer="layout" svg:width="1.905cm" svg:height="1.905cm" svg:x="7.35cm" svg:y="5.318cm">
          <text:p text:style-name="P1"><text:span text:style-name="T1">INITIAL</text:span></text:p>
          <text:p text:style-name="P1"><text:span text:style-name="T1">(tx off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905cm" svg:height="1.905cm" svg:x="2.27cm" svg:y="1.635cm">
          <text:p text:style-name="P1"><text:span text:style-name="T1">INACTIVE</text:span></text:p>
          <text:p text:style-name="P1"><text:span text:style-name="T2">(uninitialised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3" xml:id="id4" draw:id="id4" draw:layer="layout" svg:width="1.905cm" svg:height="1.905cm" svg:x="9.509cm" svg:y="16.113cm">
          <text:p text:style-name="P1"><text:span text:style-name="T3">TRANSITION</text:span></text:p>
          <text:p text:style-name="P1"><text:span text:style-name="T3">(tx on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9" draw:id="id9" draw:layer="layout" svg:width="1.905cm" svg:height="1.905cm" svg:x="23.987cm" svg:y="14.335cm">
          <text:p text:style-name="P1"><text:span text:style-name="T1">GOOD</text:span></text:p>
          <text:p text:style-name="P1"><text:span text:style-name="T1">(tx on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" draw:id="id1" draw:layer="layout" svg:width="1.905cm" svg:height="1.905cm" svg:x="13.573cm" svg:y="7.985cm">
          <text:p text:style-name="P1"><text:span text:style-name="T1">BAD</text:span></text:p>
          <text:p text:style-name="P1"><text:span text:style-name="T1">(tx on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xml:id="id2" draw:id="id2" draw:layer="layout" svg:width="8.128cm" svg:height="1.27cm" svg:x="2.302cm" svg:y="10.981cm">
          <text:p text:style-name="P1"><text:span text:style-name="T4"><text:s text:c="4"/></text:span><text:span text:style-name="T4">Port logically enabled (core out of reset) AND</text:span></text:p>
          <text:p text:style-name="P1"><text:span text:style-name="T4">Port active (port OPERATIONAL and no alarms active)</text:span></text:p>
          <text:p text:style-name="P1"><text:span text:style-name="T4">AND no LOF AND No LOS AND line rate supported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3.573cm" svg:y1="8.938cm" svg:x2="6.366cm" svg:y2="10.981cm" draw:start-shape="id1" draw:start-glue-point="6" draw:end-shape="id2" draw:end-glue-point="0" svg:d="m13573 8938-7207 2043" svg:viewBox="0 0 7208 2044">
          <text:p/>
        </draw:connector>
        <draw:connector draw:style-name="gr3" draw:text-style-name="P1" draw:layer="layout" draw:type="line" svg:x1="6.366cm" svg:y1="14.156cm" svg:x2="9.788cm" svg:y2="16.392cm" draw:start-shape="id3" draw:start-glue-point="2" draw:end-shape="id4" draw:end-glue-point="5" svg:d="m6366 14156 3422 2236" svg:viewBox="0 0 3423 2237">
          <text:p/>
        </draw:connector>
        <draw:custom-shape draw:style-name="gr2" draw:text-style-name="P5" xml:id="id3" draw:id="id3" draw:layer="layout" svg:width="8.128cm" svg:height="1.905cm" svg:x="2.302cm" svg:y="12.251cm">
          <text:p text:style-name="P1"><text:span text:style-name="T5">Configure the port, with the line rate capabilities,</text:span></text:p>
          <text:p text:style-name="P1"><text:span text:style-name="T5">IQ tx format from the core, and Ethernet bandwidth.</text:span></text:p>
          <text:p text:style-name="P1"><text:span text:style-name="T5">Update topology data</text:span></text:p>
          <draw:enhanced-geometry svg:viewBox="0 0 21600 21600" draw:type="rectangle" draw:enhanced-path="M 0 0 L 21600 0 21600 21600 0 21600 0 0 Z N"/>
        </draw:custom-shape>
        <draw:custom-shape draw:style-name="gr4" draw:text-style-name="P6" xml:id="id5" draw:id="id5" draw:layer="layout" svg:width="2.921cm" svg:height="1.651cm" svg:x="6.842cm" svg:y="1.508cm">
          <text:p text:style-name="P1"><text:span text:style-name="T6">System</text:span></text:p>
          <text:p text:style-name="P1"><text:span text:style-name="T6">startu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8.303cm" svg:y1="3.159cm" svg:x2="8.303cm" svg:y2="5.318cm" draw:start-shape="id5" draw:start-glue-point="8" draw:end-shape="id6" draw:end-glue-point="4" svg:d="m8303 3159v2159" svg:viewBox="0 0 1 2160">
          <text:p/>
        </draw:connector>
        <draw:custom-shape draw:style-name="gr2" draw:text-style-name="P7" xml:id="id11" draw:id="id11" draw:layer="layout" svg:width="4.318cm" svg:height="0.678cm" svg:x="1.762cm" svg:y="4.175cm">
          <text:p text:style-name="P3"><text:span text:style-name="T7">Start Fibre Control AND</text:span></text:p>
          <text:p text:style-name="P3"><text:span text:style-name="T7">Not enabling tx before sync</text:span></text:p>
          <draw:enhanced-geometry svg:viewBox="0 0 21600 21600" draw:type="rectangle" draw:enhanced-path="M 0 0 L 21600 0 21600 21600 0 21600 0 0 Z N"/>
        </draw:custom-shape>
        <draw:custom-shape draw:style-name="gr2" draw:text-style-name="P9" xml:id="id12" draw:id="id12" draw:layer="layout" svg:width="4.318cm" svg:height="1.354cm" svg:x="1.762cm" svg:y="4.853cm">
          <text:p text:style-name="P8"><text:span text:style-name="T5">Put the CPRI core into</text:span></text:p>
          <text:p text:style-name="P8"><text:span text:style-name="T5">reset and hold in reset.</text:span></text:p>
          <text:p text:style-name="P8"><text:span text:style-name="T5">Disable transmit</text:span></text:p>
          <draw:enhanced-geometry svg:viewBox="0 0 21600 21600" draw:type="rectangle" draw:enhanced-path="M 0 0 L 21600 0 21600 21600 0 21600 0 0 Z N"/>
        </draw:custom-shape>
        <draw:custom-shape draw:style-name="gr2" draw:text-style-name="P10" xml:id="id7" draw:id="id7" draw:layer="layout" svg:width="6.35cm" svg:height="0.61cm" svg:x="16.24cm" svg:y="16.748cm">
          <text:p text:style-name="P1"><text:span text:style-name="T8">MGT Clocks Locked</text:span></text:p>
          <draw:enhanced-geometry svg:viewBox="0 0 21600 21600" draw:type="rectangle" draw:enhanced-path="M 0 0 L 21600 0 21600 21600 0 21600 0 0 Z N"/>
        </draw:custom-shape>
        <draw:custom-shape draw:style-name="gr2" draw:text-style-name="P9" xml:id="id8" draw:id="id8" draw:layer="layout" svg:width="6.35cm" svg:height="1.422cm" svg:x="16.24cm" svg:y="17.358cm">
          <text:p text:style-name="P8"><text:span text:style-name="T5">If primary slave: <text:s/>enable the master port</text:span></text:p>
          <text:p text:style-name="P8"><text:span text:style-name="T5"><text:s/></text:span><text:span text:style-name="T5">if its core is currently held in reset.</text:span></text:p>
          <text:p text:style-name="P8"><text:span text:style-name="T5"><text:s/></text:span><text:span text:style-name="T5">Master port becomes logically enabled.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1.414cm" svg:y1="17.066cm" svg:x2="16.24cm" svg:y2="17.053cm" draw:start-shape="id4" draw:start-glue-point="10" draw:end-shape="id7" draw:end-glue-point="3" svg:d="m11414 17066 4826-13" svg:viewBox="0 0 4827 14">
          <text:p/>
        </draw:connector>
        <draw:connector draw:style-name="gr3" draw:text-style-name="P1" draw:layer="layout" draw:type="line" svg:x1="22.59cm" svg:y1="18.069cm" svg:x2="24.94cm" svg:y2="16.24cm" draw:start-shape="id8" draw:start-glue-point="1" draw:end-shape="id9" draw:end-glue-point="8" svg:d="m22590 18069 2350-1829" svg:viewBox="0 0 2351 1830">
          <text:p/>
        </draw:connector>
        <draw:custom-shape draw:style-name="gr2" draw:text-style-name="P4" xml:id="id17" draw:id="id17" draw:layer="layout" svg:width="8.255cm" svg:height="1.27cm" svg:x="18.78cm" svg:y="9.89cm">
          <text:p text:style-name="P1"><text:span text:style-name="T4"><text:s text:c="4"/></text:span><text:span text:style-name="T4">Port logically disabled (core in reset) OR</text:span></text:p>
          <text:p text:style-name="P1"><text:span text:style-name="T4">Port inactive (port not OPERATIONAL or alarms active)</text:span></text:p>
          <text:p text:style-name="P1"><text:span text:style-name="T4">OR LOF OR LOS OR line rate not supported</text:span></text:p>
          <draw:enhanced-geometry svg:viewBox="0 0 21600 21600" draw:type="rectangle" draw:enhanced-path="M 0 0 L 21600 0 21600 21600 0 21600 0 0 Z N"/>
        </draw:custom-shape>
        <draw:custom-shape draw:style-name="gr2" draw:text-style-name="P5" xml:id="id10" draw:id="id10" draw:layer="layout" svg:width="8.255cm" svg:height="1.27cm" svg:x="18.78cm" svg:y="11.16cm">
          <text:p text:style-name="P1"><text:span text:style-name="T5">Reset master port (puts it into Core reset)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24.94cm" svg:y1="14.335cm" svg:x2="22.907cm" svg:y2="12.43cm" draw:start-shape="id9" draw:start-glue-point="4" draw:end-shape="id10" draw:end-glue-point="2" svg:d="m24940 14335-2033-1905" svg:viewBox="0 0 2034 1906">
          <text:p/>
        </draw:connector>
        <draw:connector draw:style-name="gr3" draw:text-style-name="P1" draw:layer="layout" draw:line-skew="0.699cm" svg:x1="7.629cm" svg:y1="5.597cm" svg:x2="6.08cm" svg:y2="4.514cm" draw:start-shape="id6" draw:start-glue-point="5" draw:end-shape="id11" draw:end-glue-point="1" svg:d="m7629 5597h-215v-1083h-1334" svg:viewBox="0 0 1550 1084">
          <text:p/>
        </draw:connector>
        <draw:connector draw:style-name="gr3" draw:text-style-name="P1" draw:layer="layout" svg:x1="3.921cm" svg:y1="6.207cm" svg:x2="7.35cm" svg:y2="6.271cm" draw:start-shape="id12" draw:start-glue-point="2" draw:end-shape="id6" draw:end-glue-point="6" svg:d="m3921 6207v501h2794v-437h635" svg:viewBox="0 0 3430 502">
          <text:p/>
        </draw:connector>
        <draw:custom-shape draw:style-name="gr2" draw:text-style-name="P10" xml:id="id14" draw:id="id14" draw:layer="layout" svg:width="5.334cm" svg:height="0.61cm" svg:x="12.557cm" svg:y="12.303cm">
          <text:p text:style-name="P1"><text:span text:style-name="T8">MGT Clocks Not Locked</text:span></text:p>
          <draw:enhanced-geometry svg:viewBox="0 0 21600 21600" draw:type="rectangle" draw:enhanced-path="M 0 0 L 21600 0 21600 21600 0 21600 0 0 Z N"/>
        </draw:custom-shape>
        <draw:custom-shape draw:style-name="gr5" draw:text-style-name="P9" xml:id="id13" draw:id="id13" draw:layer="layout" svg:width="5.334cm" svg:height="1.422cm" svg:x="12.557cm" svg:y="12.913cm">
          <text:p text:style-name="P8"><text:span text:style-name="T5"/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1.135cm" svg:y1="16.392cm" svg:x2="15.224cm" svg:y2="14.335cm" draw:start-shape="id4" draw:start-glue-point="11" draw:end-shape="id13" draw:end-glue-point="2" svg:d="m11135 16392 4089-2057" svg:viewBox="0 0 4090 2058">
          <text:p/>
        </draw:connector>
        <draw:connector draw:style-name="gr3" draw:text-style-name="P1" draw:layer="layout" draw:type="lines" svg:x1="15.224cm" svg:y1="12.303cm" svg:x2="14.526cm" svg:y2="9.89cm" draw:start-shape="id14" draw:start-glue-point="0" draw:end-shape="id1" draw:end-glue-point="8" svg:d="m15224 12303v-501l-698-1411v-501" svg:viewBox="0 0 699 2414">
          <text:p/>
        </draw:connector>
        <draw:custom-shape draw:style-name="gr2" draw:text-style-name="P10" xml:id="id16" draw:id="id16" draw:layer="layout" svg:width="10.16cm" svg:height="1.27cm" svg:x="13.7cm" svg:y="2.143cm">
          <text:p text:style-name="P5"><text:span text:style-name="T8">(Start Fibre Control AND Enabling tx before sync)</text:span></text:p>
          <text:p text:style-name="P5"><text:span text:style-name="T8">OR</text:span></text:p>
          <text:p text:style-name="P5"><text:span text:style-name="T8">(Fibre connected (SFP_LOS=0) AND MGT clocks locked.)</text:span></text:p>
          <draw:enhanced-geometry svg:viewBox="0 0 21600 21600" draw:type="rectangle" draw:enhanced-path="M 0 0 L 21600 0 21600 21600 0 21600 0 0 Z N"/>
        </draw:custom-shape>
        <draw:custom-shape draw:style-name="gr2" draw:text-style-name="P9" xml:id="id15" draw:id="id15" draw:layer="layout" svg:width="10.16cm" svg:height="3.175cm" svg:x="13.7cm" svg:y="3.413cm">
          <text:p text:style-name="P8"><text:span text:style-name="T5">Enable transmit.</text:span></text:p>
          <text:p text:style-name="P8"><text:span text:style-name="T5">Take CPRI core out of reset.</text:span></text:p>
          <text:p text:style-name="P8"><text:span text:style-name="T5">Setup for Auto Negotiation:</text:span></text:p>
          <text:p text:style-name="P8"><text:span text:style-name="T2"><text:s text:c="2"/></text:span><text:span text:style-name="T2">- Program the 'preferred' settings</text:span></text:p>
          <text:p text:style-name="P8"><text:span text:style-name="T2">into the core.</text:span></text:p>
          <text:p text:style-name="P8"><text:span text:style-name="T2"><text:s text:c="2"/></text:span><text:span text:style-name="T2">- set the allowable CPRI rates</text:span></text:p>
          <text:p text:style-name="P8"><text:span text:style-name="T2"><text:s text:c="2"/></text:span><text:span text:style-name="T2">- reset the Ethernet in FPGA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18.78cm" svg:y1="6.588cm" svg:x2="14.526cm" svg:y2="7.985cm" draw:start-shape="id15" draw:start-glue-point="2" draw:end-shape="id1" draw:end-glue-point="4" svg:d="m18780 6588v698h-4254v699" svg:viewBox="0 0 4255 1398">
          <text:p/>
        </draw:connector>
        <draw:connector draw:style-name="gr3" draw:text-style-name="P1" draw:layer="layout" svg:x1="9.255cm" svg:y1="6.271cm" svg:x2="13.7cm" svg:y2="2.778cm" draw:start-shape="id6" draw:start-glue-point="10" draw:end-shape="id16" draw:end-glue-point="3" svg:d="m9255 6271h2223v-3493h2222" svg:viewBox="0 0 4446 3494">
          <text:p/>
        </draw:connector>
        <draw:connector draw:style-name="gr3" draw:text-style-name="P1" draw:layer="layout" svg:x1="22.907cm" svg:y1="9.89cm" svg:x2="15.478cm" svg:y2="8.938cm" draw:start-shape="id17" draw:start-glue-point="0" draw:end-shape="id1" draw:end-glue-point="10" svg:d="m22907 9890v-952h-7429" svg:viewBox="0 0 7430 953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11-18T12:31:33</meta:creation-date>
    <dc:date>2014-02-20T11:25:43.036356950</dc:date>
    <meta:editing-duration>PT5H39M28S</meta:editing-duration>
    <meta:editing-cycles>25</meta:editing-cycles>
    <meta:generator>LibreOffice/4.1.4.2$Linux_X86_64 LibreOffice_project/0a0440ccc0227ad9829de5f46be37cfb6edcf72</meta:generator>
    <dc:creator>Paul Newborough</dc:creator>
    <meta:document-statistic meta:object-count="31"/>
  </office:meta>
</office:document-meta>
</file>